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191cm" svg:height="1.524cm" svg:x="5.102cm" svg:y="2.2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6" draw:id="id6" draw:layer="layout" svg:width="8.128cm" svg:height="1.905cm" svg:x="3.133cm" svg:y="5.256cm">
          <text:p text:style-name="P1">Generate secret numb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.842cm" svg:height="2.413cm" svg:x="4.276cm" svg:y="8.831cm">
          <text:p text:style-name="P1">See if player has </text:p>
          <text:p text:style-name="P1">run out of guesse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985cm" svg:height="1.524cm" svg:x="3.705cm" svg:y="13.079cm">
          <text:p text:style-name="P1">Get player's gues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5.969cm" svg:height="1.397cm" svg:x="4.213cm" svg:y="16.754cm">
          <text:p text:style-name="P1">Tell player clue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239cm" svg:height="1.397cm" svg:x="3.578cm" svg:y="20.083cm">
          <text:p text:style-name="P1">Increment guess coun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064cm" svg:height="3.937cm" svg:x="14.97cm" svg:y="2.27cm">
          <text:p text:style-name="P1">Play agai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4.826cm" svg:height="1.651cm" svg:x="12.303cm" svg:y="7.731cm">
          <text:p text:style-name="P1">Player has los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826cm" svg:height="1.651cm" svg:x="12.303cm" svg:y="10.525cm">
          <text:p text:style-name="P1">Player has won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10.118cm" svg:y1="10.037cm" svg:x2="12.303cm" svg:y2="8.557cm" draw:start-shape="id1" draw:start-glue-point="7" draw:end-shape="id2" draw:end-glue-point="5" svg:d="m10118 10037h502l1182-1480h501" svg:viewBox="0 0 2186 1481">
          <text:p/>
        </draw:connector>
        <draw:connector draw:style-name="gr2" draw:text-style-name="P1" draw:layer="layout" draw:type="lines" svg:x1="10.69cm" svg:y1="13.841cm" svg:x2="12.303cm" svg:y2="11.351cm" draw:start-shape="id3" draw:start-glue-point="7" draw:end-shape="id4" draw:end-glue-point="5" svg:d="m10690 13841h501l611-2490h501" svg:viewBox="0 0 1614 2491">
          <text:p/>
        </draw:connector>
        <draw:connector draw:style-name="gr2" draw:text-style-name="P1" draw:layer="layout" draw:type="curve" draw:line-skew="0.204cm -1.381cm" svg:x1="17.129cm" svg:y1="11.351cm" svg:x2="17.002cm" svg:y2="6.207cm" draw:start-shape="id4" draw:start-glue-point="7" draw:end-shape="id5" draw:end-glue-point="6" svg:d="m17129 11351c1059 0 882-2183 586-3178s-713-799-713-1966" svg:viewBox="0 0 941 5145">
          <text:p/>
        </draw:connector>
        <draw:connector draw:style-name="gr2" draw:text-style-name="P1" draw:layer="layout" draw:type="lines" svg:x1="14.716cm" svg:y1="7.731cm" svg:x2="17.002cm" svg:y2="6.207cm" draw:start-shape="id2" draw:start-glue-point="4" draw:end-shape="id5" draw:end-glue-point="6" svg:d="m14716 7731v-502l2286-521v-501" svg:viewBox="0 0 2287 1525">
          <text:p/>
        </draw:connector>
        <draw:connector draw:style-name="gr2" draw:text-style-name="P1" draw:layer="layout" draw:type="lines" svg:x1="14.97cm" svg:y1="4.239cm" svg:x2="11.261cm" svg:y2="6.209cm" draw:start-shape="id5" draw:start-glue-point="5" draw:end-shape="id6" draw:end-glue-point="7" svg:d="m14970 4239h-501l-2706 1970h-502" svg:viewBox="0 0 3710 1971">
          <text:p/>
        </draw:connector>
        <draw:custom-shape draw:style-name="gr1" draw:text-style-name="P1" xml:id="id7" draw:id="id7" draw:layer="layout" svg:width="4.191cm" svg:height="1.524cm" svg:x="16.113cm" svg:y="18.7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s" svg:x1="19.034cm" svg:y1="4.239cm" svg:x2="18.208cm" svg:y2="18.78cm" draw:start-shape="id5" draw:start-glue-point="7" draw:end-shape="id7" draw:end-glue-point="0" svg:d="m19034 4239h502l-1328 14040v501" svg:viewBox="0 0 1329 14542">
          <text:p/>
        </draw:connector>
        <draw:frame draw:style-name="gr3" draw:layer="layout" svg:width="1.651cm" svg:height="1.266cm" svg:x="13.7cm" svg:y="3.413cm">
          <draw:text-box>
            <text:p>Yes</text:p>
          </draw:text-box>
        </draw:frame>
        <draw:frame draw:style-name="gr3" draw:layer="layout" svg:width="1.397cm" svg:height="1.266cm" svg:x="18.78cm" svg:y="3.413cm">
          <draw:text-box>
            <text:p>No</text:p>
          </draw:text-box>
        </draw:frame>
        <draw:connector draw:style-name="gr2" draw:text-style-name="P1" draw:layer="layout" draw:type="line" svg:x1="7.197cm" svg:y1="3.794cm" svg:x2="7.197cm" svg:y2="5.256cm" draw:start-shape="id8" draw:start-glue-point="6" draw:end-shape="id6" svg:d="m7197 3794v1462" svg:viewBox="0 0 1 1463">
          <text:p/>
        </draw:connector>
        <draw:connector draw:style-name="gr2" draw:text-style-name="P1" draw:layer="layout" draw:type="line" svg:x1="7.197cm" svg:y1="7.161cm" svg:x2="7.197cm" svg:y2="8.831cm" draw:start-shape="id6" draw:start-glue-point="6" draw:end-shape="id1" draw:end-glue-point="4" svg:d="m7197 7161v1670" svg:viewBox="0 0 1 1671">
          <text:p/>
        </draw:connector>
        <draw:connector draw:style-name="gr2" draw:text-style-name="P1" draw:layer="layout" draw:type="line" svg:x1="7.197cm" svg:y1="11.244cm" svg:x2="7.198cm" svg:y2="13.079cm" draw:start-shape="id1" draw:start-glue-point="6" draw:end-shape="id3" draw:end-glue-point="4" svg:d="m7197 11244 1 1835" svg:viewBox="0 0 2 1836">
          <text:p/>
        </draw:connector>
        <draw:connector draw:style-name="gr2" draw:text-style-name="P1" draw:layer="layout" draw:type="line" svg:x1="7.198cm" svg:y1="14.603cm" svg:x2="7.198cm" svg:y2="16.754cm" draw:start-shape="id3" draw:start-glue-point="6" draw:end-shape="id9" draw:end-glue-point="4" svg:d="m7198 14603v2151" svg:viewBox="0 0 1 2152">
          <text:p/>
        </draw:connector>
        <draw:connector draw:style-name="gr2" draw:text-style-name="P1" draw:layer="layout" draw:type="line" svg:x1="7.198cm" svg:y1="18.151cm" svg:x2="7.197cm" svg:y2="20.083cm" draw:start-shape="id9" draw:start-glue-point="6" draw:end-shape="id10" svg:d="m7198 18151-1 1932" svg:viewBox="0 0 2 1933">
          <text:p/>
        </draw:connector>
        <draw:connector draw:style-name="gr2" draw:text-style-name="P1" draw:layer="layout" draw:type="curve" draw:line-skew="2.073cm -1.245cm" svg:x1="7.198cm" svg:y1="21.48cm" svg:x2="4.276cm" svg:y2="10.037cm" draw:start-shape="id10" draw:start-glue-point="6" draw:end-shape="id1" draw:end-glue-point="5" svg:d="m7198 21480c0 3861-2684 3217-4331-608s-2258-10835 1409-10835" svg:viewBox="0 0 5632 140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oGreco</meta:initial-creator>
    <meta:creation-date>2014-09-28T23:00:18</meta:creation-date>
    <dc:date>2014-09-28T23:20:12</dc:date>
    <dc:creator>Anthony LoGreco</dc:creator>
    <meta:editing-duration>PT10M</meta:editing-duration>
    <meta:editing-cycles>3</meta:editing-cycles>
    <meta:generator>LibreOffice/3.5$Linux_x86 LibreOffice_project/350m1$Build-2</meta:generator>
    <meta:document-statistic meta:object-count="24"/>
  </office:meta>
</office:document-meta>
</file>